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text-align="justify" style:justify-single-word="false" style:writing-mode="rl-tb"/>
      <style:text-properties style:font-name="XB Zar" fo:font-size="13pt" fo:font-weight="normal" style:font-size-asian="13pt" style:font-weight-asian="normal" style:font-name-complex="XB Zar" style:font-size-complex="13pt" style:font-weight-complex="normal"/>
    </style:style>
    <style:style style:name="P2" style:family="paragraph" style:parent-style-name="Standard">
      <style:paragraph-properties fo:line-height="150%" fo:text-align="justify" style:justify-single-word="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3" style:family="paragraph" style:parent-style-name="Standard">
      <style:paragraph-properties fo:line-height="150%" fo:text-align="justify" style:justify-single-word="false" style:writing-mode="rl-tb"/>
      <style:text-properties style:font-name="XB Zar" fo:font-size="20pt" fo:font-weight="bold" style:font-size-asian="20pt" style:font-weight-asian="bold" style:font-name-complex="XB Zar" style:font-size-complex="20pt" style:font-weight-complex="bold"/>
    </style:style>
    <style:style style:name="P4" style:family="paragraph" style:parent-style-name="Standard">
      <style:paragraph-properties fo:line-height="150%" fo:text-align="justify" style:justify-single-word="false" style:writing-mode="rl-tb"/>
    </style:style>
    <style:style style:name="T1" style:family="text">
      <style:text-properties style:font-name="XB Zar" fo:font-size="13pt" fo:font-weight="normal" fo:background-color="transparent" style:font-size-asian="13pt" style:font-weight-asian="normal" style:font-name-complex="XB Zar" style:font-size-complex="13pt" style:font-weight-complex="normal"/>
    </style:style>
    <style:style style:name="T2" style:family="text">
      <style:text-properties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پیش‌گفتار</text:p>
      <text:p text:style-name="P1"/>
      <text:p text:style-name="P1"/>
      <text:p text:style-name="P1">در بحث‌هایی که در مورد لینوکس و توزیع‌های گنو/لینوکس پیش می‌آید، معمولاً سؤال می‌کنند که چه منبع آموزشی برای لینوکس می‌شناسم و با مکث می‌گویم: «برای شروع منبع خاصی نمی‌توانم معرفی کنم که به زبان فارسی باشد و برای عموم نوشته شده باشد». تا اینکه به فکر نوشتن کتاب پیش‌رو افتادم و با مطرح کردن پیشنهادم در یکی از جلسه‌های لاگ کرج، با استقبال همه‌ی دوستان مواجه شدم. ابتدا تصمیم بر این بود که کتابی جامع باشد و در مورد مباحث فنی در آن سخن به میان آید، اما پس از توافق روی فهرست مطالب و نظرخواهی از دوستان در مورد آن، در هنگام نوشتن متوجه شدم که بیان برخی مطالب برای عموم که آشنایی و تخصصی در زمینه‌ی کامپیوتر ندارند و از کامپیوتر فقط برای کارهای شخصی استفاده می‌کنند، مشکل است. بنابراین تصمیم گرفتم که رویه‌ی نوشتن را تغییر دهم. پس از آن مطالب را با دقت بیشتری انتخاب می‌کردم و دست به نوشتن می‌زدم. ابتدای کار کمی مشکل بود اما پس از گذشت زمان روش کار را آموختم و از آن روش در تمام قسمت‌های کتاب استفاده کردم.</text:p>
      <text:p text:style-name="P1">کتاب پیش‌رو پس از گذشت زمان و نسخه‌خوانی در اختیار شما قرار گرفته است که حتماً الآن در حال خواندن آن هستید. در این عصر تابستان، به این می‌اندیشم که این کتاب روزی گره از‍ کار هموطنانم باز خواهد کرد و هدف از نوشتن این کتاب، غیر از این نبوده است.</text:p>
      <text:p text:style-name="P1">لابد می‌پرسید که لاگ چیست. با کمی درنگ به شما پاسخ خواهم داد. لاگ<text:note text:id="ftn1" text:note-class="footnote"><text:note-citation>1</text:note-citation><text:note-body><text:p text:style-name="Footnote">Linux User Group (LUG)</text:p></text:note-body></text:note> یا گروه کاربران لینوکس به گروه یا اجتماعی گفته می‌شود که اعضای آن علاقه‌ی مشترکی را دنبال می‌کنند که همان لینوکس است. در اینجا مصداق، سیستم‌عامل گنو/لینوکس است. چون لینوکس فقط به هسته‌ی<text:note text:id="ftn2" text:note-class="footnote"><text:note-citation>2</text:note-citation><text:note-body><text:p text:style-name="Footnote">Kernel</text:p></text:note-body></text:note> سیستم‌عامل گفته می‌شود، بنابراین از نام گروه کاربران گنو/لینوکس نیز استفاده می‌شود. این گروه معمولاً غیرانتفاعی است و با هدف پشتیبانی و آموزش کاربران گنو/لینوکس به‌خصوص کاربران تازه‌کار تشکیل شده است. البته اهداف لاگ بنا به نیازهای اعضا و محل لاگ تغییر می‌کند. این گروه معمولاً محلی است و قرارهای ملاقات، حضوری برگزار می‌شود. در لاگ‌ها مدیریت مرکزی وجود ندارد و اعضای لاگ، آنرا مدیریت می‌کنند.</text:p>
      <text:p text:style-name="P1"><text:soft-page-break/>در جهان لاگ‌های بسیاری وجود دارد که قدیمی‌ترین آن‌ها لاگ سیلیکون ولی<text:note text:id="ftn3" text:note-class="footnote"><text:note-citation>3</text:note-citation><text:note-body><text:p text:style-name="Footnote">Silicon Valley</text:p></text:note-body></text:note> است. در ایران نیز لاگ‌های زیادی در استان‌ها و شهرهای مختلف وجود دارد که از آن جمله به لاگ کرج، تهران، اصفهان، مشهد، گیلان، گلستان، خوزستان، یزد، زنجان و تبریز می‌توان اشاره کرد که آدرس وب‌سایت آن‌ها در پیوست ۲ همین کتاب آمده است. جلسات لاگ‌ها معمولاً هر هفته یا هر دو هفته یکبار برگزار می‌شود و در آن در مورد مسائل فنی مرتبط با گنو/لینوکس و نرم‌افزارهای آزاد بحث به میان می‌آید. لاگ‌ها هیچ هدف سیاسی را دنبال نمی‌کنند و صرفاً نهادی اجتماعی هستند که برای پیشرفت شهر یا کشور خود در حوزه‌ی فناوری اطلاعات و ارتباطات فعالیت می‌کنند. البته به دلیل فرهنگ فراگیر نرم‌افزارهای آزاد، کارهایی که در این حوزه‌ی انجام می‌شوند برای تمام مردم جهان کارآمد و قابل استفاده هستند که از آن جمله می‌توان به پروژه‌های نرم‌افزاری مختلف می‌توان اشاره کرد.</text:p>
      <text:p text:style-name="P1">لاگ کرج در<text:span text:style-name="T2"> روز ششم اردیبهشت ماه سال ۱۳۸۷ خورشیدی آغاز به کار کرد. در اولین جلسه در مورد روند کار لاگ و جلسات آن بحث به میان آمد و قرار شد که هر دو هفته یکبار جلسه‌ای برگزار شود. پس از گذشت مدتی کوتاه و جذب کاربران جدید، رویه‌ی جلسات تغییر کرد و از آن زمان تا کنون تقریباً هر هفته جمعه‌ها اعضا در محیطی صمیمی و دوستانه به بحث در رابطه با نرم‌افزارهای آزاد و فناوری‌های جدید می‌پردازند.</text:span></text:p>
      <text:p text:style-name="P2">هر ساله جشنی برای گرامیداشت روز نرم‌افزارهای آزاد (روز آزادی نرم‌افزار) در تمام جهان برگزار می‌شود. معمولاً لاگ‌ها برای برگزاری این جشن تلاش می‌کنند و منابع مختلف دولتی و خصوصی آن‌ها را در این امر حمایت می‌کنند. لاگ کرج هم در سوم مهر ماه سال۱۳۸۹ خورشیدی جشنی در تالار شهیدان نژاد فلاح (کرج) برگزار کرد و در آن اعضای لاگ کرج مطالبی برای آشنایی بیشتر شرکت‌کنندگان ارائه دادند. همچنین نهادهای دولتی و خصوصی این گروه مستقل را حمایت کردند.</text:p>
      <text:p text:style-name="P2">در تاریخ لاگ کرج تا کنون دو کتاب به زبان فارسی و انگلیسی نوشته شده است که کتاب پیش‌رو یکی از آن‌ها است و نیز یک کتاب از زبان انگلیسی به فارسی ترجمه شده است. این گروه همچنین بیش از ده پروژه‌ی نرم‌افزاری را انجام داده‌اند و در پروژه‌های مطرح نرم‌افزارهای آزاد مانند هسته‌ی لینوکس و سیستم‌عامل دبیان گنو/لینوکس شرکت کرده‌اند. و این روند ادامه دارد.</text:p>
      <text:p text:style-name="P4"><text:span text:style-name="T1">در این کتاب که همراه دیسکِ اول سیستم‌عامل دبیان گنو/لینوکس ارائه می‌شود از سیستم‌عامل دبیان گنو/لینوکس نسخه‌ی ۶ برای توضیح مفاهیم و دستورهای مختلف استفاده شده است. این انتخاب دلیل‌های </text:span><text:soft-page-break/><text:span text:style-name="T1">زیادی دارد:</text:span></text:p>
      <text:p text:style-name="P2">۱- کاربران سیستم‌عامل دبیان گنو/لینوکس، آنرا نگهداری و به‌روز می‌کنند.</text:p>
      <text:p text:style-name="P2">۲- پشتیبانی این سیستم‌عامل را کاربران آن برعهده دارند.</text:p>
      <text:p text:style-name="P2">۳- کاربران و سازمان‌های بسیاری از جمله اعضای لاگ کرج از این سیستم‌عامل استفاده می‌کنند.</text:p>
      <text:p text:style-name="P2">۴- بهترین سیستم مدیریت بسته‌های نرم‌افزاری را در جهان دارد.</text:p>
      <text:p text:style-name="P2">۵- نصب آن آسان است و از روش‌های مختلف و بسیاری می‌توان برای نصب اقدام کرد.</text:p>
      <text:p text:style-name="P2">۶- این سیستم‌عامل به‌همراه بیش از ۲۹۰۰۰ بسته‌ی نرم‌افزاری برای انواع کاربردها ارائه می‌شود.</text:p>
      <text:p text:style-name="P2">۷- بسته‌های نرم‌افزاری موجود در این سیستم‌عامل به‌خوبی با آن سازگاری دارند.</text:p>
      <text:p text:style-name="P2">۸- کد منبع این سیستم‌عامل کاملاً در دسترس است.</text:p>
      <text:p text:style-name="P2">۹- به‌روز رسانی سیستم‌عامل و نرم‌افزارهای آن بسیار ساده است.</text:p>
      <text:p text:style-name="P2">۱۰- معماری‌های سخت‌افزاری مختلف را پشتیبانی می‌کند و از سه هسته‌ی سیستم‌عامل استفاده می‌کند.</text:p>
      <text:p text:style-name="P2">۱۱- سیستم پیگیری مشکلات نرم‌افزاری این سیستم‌عامل قوی و در دسترس عموم است.</text:p>
      <text:p text:style-name="P2">۱۲- سیستم‌عامل دبیان بسیار پایدار است و معمولاً برای قطع جریان برق یا به‌روز رسانی سخت‌افزاری به reboot نیاز دارد؛ در مقایسه با برخی سیستم‌عامل‌ها که برای هر منظوری حتی نصب نرم‌افزار باید reboot شوند.</text:p>
      <text:p text:style-name="P2">۱۳- چون این سیستم‌عامل بر پایه‌ی گنو/لینوکس است، بسیاری از قابلیت‌های آن‌ها را مانند مدیریت قوی حافظه به ارث برده است.</text:p>
      <text:p text:style-name="P2">۱۴- کاربران گنو/لینوکس بیشتر درایورهای سخت‌افزارها را برنامه‌نویسی می‌کنند و نه شرکت سازنده.</text:p>
      <text:p text:style-name="P2">۱۵- این سیستم‌عامل مانند دیگر نرم‌افزارهای آزاد از امنیت خوبی برخوردار است.</text:p>
      <text:p text:style-name="P2">۱۶- نرم‌افزارهای امنیتی زیادی برای رمزنگاری و … در این سیستم‌عامل وجود دارد.</text:p>
      <text:p text:style-name="P2">۱۷- این سیستم‌عامل از زبان‌های مختلف دنیا از جمله زبان فارسی پشتیبانی می‌کند.</text:p>
      <text:p text:style-name="P2">۱۸- توزیع‌های بسیاری بر پایه‌ی این سیستم‌عامل ارائه شده است که نشان از پایداری، امنیت و آسانی کاربرد این سیستم‌عامل دارد و از آن جمله می‌توان به سیستم‌عامل اوبونتو اشاره کرد.</text:p>
      <text:p text:style-name="P4"><text:span text:style-name="T1">فکر می‌کنم پس از خواندن این مطالب شما نیز به جمع استفاده‌کنندگان و کاربران این سیستم‌عامل </text:span><text:span text:style-name="T1">خواهید </text:span><text:soft-page-break/><text:span text:style-name="T1">پیوست. البته نویسنده، خوانندگان را به استفاده از این سیستم‌عامل توصیه می‌کند.</text:span></text:p>
      <text:p text:style-name="P2">این کتاب طوری طراحی شده است که از آن می‌توانید در محیط واقعی بهره ببرید یعنی از دستورها و مفاهیم موجود در آن می‌توانید برای حل مشکل‌های روزمره استفاده کنید. این کتاب به دو بخش تقسیم می‌شود. بخش اول برای آشنایی کاربران با سیستم‌عامل دبیان گنو/لینوکس، نصب سیستم‌عامل دبیان، کار با محیط گرافیکی آن و معرفی نرم‌افزارهای کاربردی است. توصیه می‌شود اگر آشنایی قبلی با سیستم‌عامل‌های گنو/لینوکس ندارید، از فصل اول شروع به خواندن کنید. بخش دوم به مفاهیم بنیادی سیستم‌عامل‌های گنو/لینوکس و به‌خصوص سیستم‌عامل دبیان اشاره دارد. در این بخش با مفاهیم و دستورهای اولیه، نصب و مدیریت بسته‌های نرم‌افزاری و تنظیمات سخت‌افزارها آشنا خواهید شد. اگر با سیستم‌عامل‌های گنو/لینوکس آشنا هستید از این بخش و فصل پنجم شروع به خواندن کنید. در انتهای بخش دوم در مورد مهاجرت به دنیای گنو/لینوکس و نرم‌افزارهای آزاد بحث شده است. این فصل برای کاربران خانگی و شخصی نوشته شده است. اگر علاقه‌مند به مهاجرت هستید، این فصل را مطالعه کنید.</text:p>
      <text:p text:style-name="P2">در پیوست اول این کتاب در مورد رفع مشکل‌های احتمالی توضیح داده شده است. در پیوست دوم وب‌سایت‌های مرجعی برای مطالعه‌ی بیشتر خوانندگان ارائه شده است و در پیوست سوم منابع مورد استفاده برای نوشتن این کتاب آمده است.</text:p>
      <text:p text:style-name="P2">این کتاب برای تازه‌کاران نوشته شده است و از مطرح کردن هرگونه بحث فنی پیچیده در آن اجتناب شده است. امیدوارم در تمام عرصه‌ها پیروز و سربلند باشی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register-true="tru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register-truth-ref-style-name="Text_20_body"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8-16T23:56:44</dc:date>
    <dc:creator>Mostafa Moradian</dc:creator>
    <meta:editing-duration>P1DT3H38M17S</meta:editing-duration>
    <meta:editing-cycles>474</meta:editing-cycles>
    <meta:generator>LibreOffice/3.3$Linux LibreOffice_project/330m19$Build-202</meta:generator>
    <meta:document-statistic meta:table-count="0" meta:image-count="0" meta:object-count="0" meta:page-count="4" meta:paragraph-count="34" meta:word-count="1408" meta:character-count="7029"/>
  </office:meta>
</office:document-meta>
</file>